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10840e"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dd216"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fo:color="#0000ff"/>
    </style:style>
    <style:style style:name="P7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4" style:family="paragraph" style:parent-style-name="Text_20_body">
      <style:paragraph-properties fo:text-align="justify" style:justify-single-word="false"/>
    </style:style>
    <style:style style:name="P95" style:family="paragraph" style:parent-style-name="Text_20_body">
      <style:text-properties fo:language="ru" fo:country="RU"/>
    </style:style>
    <style:style style:name="P96" style:family="paragraph" style:parent-style-name="Text_20_body">
      <loext:graphic-properties draw:fill="solid" draw:fill-color="#eeeeee" draw:opacity="100%"/>
      <style:paragraph-properties fo:background-color="#eeeeee"/>
      <style:text-properties fo:language="ru" fo:country="RU"/>
    </style:style>
    <style:style style:name="P9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loext:graphic-properties draw:fill="solid" draw:fill-color="#eeeeee" draw:opacity="100%"/>
      <style:paragraph-properties fo:background-color="#eeeeee"/>
    </style:style>
    <style:style style:name="P100" style:family="paragraph" style:parent-style-name="First_20_line_20_indent">
      <loext:graphic-properties draw:fill="solid" draw:fill-color="#eeeeee" draw:opacity="100%"/>
      <style:paragraph-properties fo:background-color="#eeeeee"/>
      <style:text-properties fo:language="ru" fo:country="RU"/>
    </style:style>
    <style:style style:name="P10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2" style:family="paragraph" style:parent-style-name="Text_20_body">
      <style:paragraph-properties fo:margin-left="0in" fo:margin-right="0in" fo:text-align="justify" style:justify-single-word="false" fo:text-indent="0in" style:auto-text-indent="false"/>
    </style:style>
    <style:style style:name="P103" style:family="paragraph" style:parent-style-name="Text_20_body">
      <style:paragraph-properties fo:margin-left="0in" fo:margin-right="0in" fo:text-align="justify" style:justify-single-word="false" fo:text-indent="0in" style:auto-text-indent="false"/>
      <style:text-properties fo:color="#800000"/>
    </style:style>
    <style:style style:name="P10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5" style:family="paragraph" style:parent-style-name="Text_20_body">
      <style:paragraph-properties fo:margin-left="0in" fo:margin-right="0in" fo:text-align="center"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6" style:family="paragraph" style:parent-style-name="Footnote">
      <style:paragraph-properties fo:margin-left="0in" fo:margin-right="0in" fo:text-indent="0in" style:auto-text-indent="false"/>
      <style:text-properties fo:language="en" fo:country="US"/>
    </style:style>
    <style:style style:name="P117" style:family="paragraph" style:parent-style-name="Footnote">
      <style:text-properties fo:language="en" fo:country="US"/>
    </style:style>
    <style:style style:name="P118" style:family="paragraph" style:parent-style-name="Footnote">
      <style:text-properties fo:language="ru" fo:country="RU"/>
    </style:style>
    <style:style style:name="P119" style:family="paragraph" style:parent-style-name="Footnote">
      <style:text-properties style:use-window-font-color="true"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1">
      <style:paragraph-properties fo:text-align="justify" style:justify-single-word="false"/>
      <style:text-properties fo:language="ru" fo:country="RU"/>
    </style:style>
    <style:style style:name="P130" style:family="paragraph" style:parent-style-name="Text_20_body" style:list-style-name="L2">
      <style:paragraph-properties fo:text-align="justify" style:justify-single-word="false"/>
      <style:text-properties fo:language="ru" fo:country="RU"/>
    </style:style>
    <style:style style:name="P13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2" style:family="paragraph" style:parent-style-name="Text_20_body" style:list-style-name="L3">
      <style:text-properties fo:language="ru" fo:country="RU"/>
    </style:style>
    <style:style style:name="P13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840e" officeooo:paragraph-rsid="0010840e"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56c6" officeooo:paragraph-rsid="001456c6"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56c6" officeooo:paragraph-rsid="001456c6"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56c6" officeooo:paragraph-rsid="0015e1b8"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5e1b8" officeooo:paragraph-rsid="0015e1b8" style:font-style-asian="normal" style:font-weight-asian="normal" style:font-style-complex="normal" style:font-weight-complex="normal"/>
    </style:style>
    <style:style style:name="P13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Heading_20_1">
      <loext:graphic-properties draw:fill="solid" draw:fill-color="#eeeeee" draw:opacity="100%"/>
      <style:paragraph-properties fo:background-color="#eeeeee"/>
    </style:style>
    <style:style style:name="P144" style:family="paragraph" style:parent-style-name="Heading_20_1">
      <style:paragraph-properties fo:margin-left="0in" fo:margin-right="0in" fo:text-align="center" style:justify-single-word="false" fo:text-indent="0.1965in"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loext:graphic-properties draw:fill="solid" draw:fill-color="#eeeeee" draw:opacity="100%"/>
      <style:paragraph-properties fo:background-color="#eeeeee"/>
      <style:text-properties fo:language="ru" fo:country="RU"/>
    </style:style>
    <style:style style:name="P148" style:family="paragraph" style:parent-style-name="Heading_20_2">
      <loext:graphic-properties draw:fill="solid" draw:fill-color="#eeeeee" draw:opacity="100%"/>
      <style:paragraph-properties fo:background-color="#eeeeee"/>
    </style:style>
    <style:style style:name="P14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10840e"/>
    </style:style>
    <style:style style:name="T9" style:family="text">
      <style:text-properties fo:language="ru" fo:country="RU" officeooo:rsid="00137aa4"/>
    </style:style>
    <style:style style:name="T10" style:family="text">
      <style:text-properties fo:language="ru" fo:country="RU" officeooo:rsid="0015e1b8"/>
    </style:style>
    <style:style style:name="T11" style:family="text">
      <style:text-properties fo:language="ru" fo:country="RU" officeooo:rsid="00170f36"/>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officeooo:rsid="000dd216"/>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style="normal" style:font-style-asian="normal" style:font-style-complex="normal"/>
    </style:style>
    <style:style style:name="T22" style:family="text">
      <style:text-properties fo:color="#ff3333" fo:font-style="normal" style:font-style-asian="normal" style:font-style-complex="normal"/>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color="#6666ff" fo:language="ru" fo:country="RU"/>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fo:background-color="transparent" loext:char-shading-value="0" style:font-style-asian="normal" style:font-style-complex="normal"/>
    </style:style>
    <style:style style:name="T29" style:family="text">
      <style:text-properties fo:color="#800000" fo:language="ru" fo:country="RU" fo:font-style="normal" style:font-style-asian="normal" style:font-style-complex="normal"/>
    </style:style>
    <style:style style:name="T30" style:family="text">
      <style:text-properties fo:color="#800000" fo:language="ru" fo:country="RU" fo:background-color="transparent" loext:char-shading-value="0"/>
    </style:style>
    <style:style style:name="T31" style:family="text">
      <style:text-properties fo:color="#800000" fo:language="ru" fo:country="RU" officeooo:rsid="00170f36"/>
    </style:style>
    <style:style style:name="T32" style:family="text">
      <style:text-properties fo:color="#800000" fo:language="en" fo:country="US"/>
    </style:style>
    <style:style style:name="T33" style:family="text">
      <style:text-properties fo:color="#800000" officeooo:rsid="000dd216"/>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loext:char-shading-value="0"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color="#c5000b"/>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loext:char-shading-value="0" style:font-style-asian="normal" style:font-style-complex="normal"/>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officeooo:rsid="000dd216"/>
    </style:style>
    <style:style style:name="T65" style:family="text">
      <style:text-properties officeooo:rsid="00170f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222048815632819147" text:style-name="L1">
        <text:list-item>
          <text:p text:style-name="P128">добавить детектив <text:span text:style-name="T1">(реализовано)</text:span>+ магические уроки/трактаты Старсвирла (реализовано)</text:p>
        </text:list-item>
        <text:list-item>
          <text:p text:style-name="P129">Терра несколько раз пытается убить Макса (один раз — в аквапарке). Несколько раз Макса спасает Селестия (даёт приказы Нексусу)</text:p>
        </text:list-item>
        <text:list-item>
          <text:p text:style-name="P129">Книги:</text:p>
        </text:list-item>
      </text:list>
      <text:list xml:id="list339751938768394714" text:style-name="L2">
        <text:list-item>
          <text:p text:style-name="P130">«Великие грифоны прошлого» - из канона (5<text:span text:style-name="T12">s8e)</text:span></text:p>
        </text:list-item>
        <text:list-item>
          <text:p text:style-name="P130">«Высшие заклинания в повседневном использовании: от песчинки до дворца»</text:p>
        </text:list-item>
        <text:list-item>
          <text:p text:style-name="P131">«Малоизвестные аспекты магии трансформаций»</text:p>
        </text:list-item>
        <text:list-item>
          <text:p text:style-name="P13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0">Дасти Вейфарер «Зебрианская культура, быт и фольклор»</text:p>
        </text:list-item>
        <text:list-item>
          <text:p text:style-name="P130">«Краткая история Эквестрии»</text:p>
        </text:list-item>
        <text:list-item>
          <text:p text:style-name="P130">«Шедевры архитектуры Эквестрии» с разделом о Кантерлотском Королевском Дворце</text:p>
        </text:list-item>
        <text:list-item>
          <text:p text:style-name="P130">«Великие дела и великие чары». Страница 893: …</text:p>
        </text:list-item>
        <text:list-item>
          <text:p text:style-name="P130">«Природа Проклятий» - обмен</text:p>
        </text:list-item>
        <text:list-item>
          <text:p text:style-name="P130">«<text:span text:style-name="T51">Магия для Чайников</text:span>» - обмен</text:p>
        </text:list-item>
        <text:list-item>
          <text:p text:style-name="P130">«Энциклопедия Арканум» - обмен</text:p>
        </text:list-item>
        <text:list-item>
          <text:p text:style-name="P130">«О Гейсах» - обмен</text:p>
        </text:list-item>
        <text:list-item>
          <text:p text:style-name="P130">«<text:span text:style-name="T60">Тайны Тайных Наук</text:span>» - обмен</text:p>
        </text:list-item>
        <text:list-item>
          <text:p text:style-name="P131">«Основы Заклятий» - обмен</text:p>
        </text:list-item>
        <text:list-item>
          <text:p text:style-name="P130">«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9133576014888209417" text:style-name="L3">
        <text:list-item>
          <text:p text:style-name="P13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2">Селестия — переменчивая пони. В одно время не строгая, а в другое может быть такой, что страшно становится</text:p>
        </text:list-item>
        <text:list-item>
          <text:p text:style-name="P132">У Селестии были такие элементы гармонии: Магия, Доброта, Смех. У Луны — Верность, Честность, Щедрость. (ксенофазия)</text:p>
        </text:list-item>
        <text:list-item>
          <text:p text:style-name="P13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2">Около 820-ти лет назад будущий маг Лайтнинг Стар поступил на обучение к наставнику Тииспоту</text:p>
        </text:list-item>
        <text:list-item>
          <text:p text:style-name="P1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2">У Селестии грива и хвост развеваются и переливаются от магического шампуня</text:p>
        </text:list-item>
        <text:list-item>
          <text:p text:style-name="P132">Тело Селестии очень крепкое — может выдержать несколько тонн земли</text:p>
        </text:list-item>
        <text:list-item>
          <text:p text:style-name="P132">Дискорд намного старше принцесс, его магия сильнее ихней на голову</text:p>
        </text:list-item>
        <text:list-item>
          <text:p text:style-name="P132">Луна младше Селестии на 3 года. Сёстрам около 5000 лет. По другим данным, Селестии около 2500 лет (Обмен).</text:p>
        </text:list-item>
        <text:list-item>
          <text:p text:style-name="P132">Принцессы начали войну с Дискордом в возрасте, когда им было около 700 лет — и продолжалась война почти сто лет</text:p>
        </text:list-item>
        <text:list-item>
          <text:p text:style-name="P132">Самый главный враг сестёр и Дискорда — скука</text:p>
        </text:list-item>
        <text:list-item>
          <text:p text:style-name="P132">В Эквестрии на одного жеребца приходится четыре - пять кобыл</text:p>
        </text:list-item>
        <text:list-item>
          <text:p text:style-name="P13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2">Селестия в первые полторы тысячи лет путешествовала — и заварила несколько войн (две — с Эквестрией, в одной была против Луны)</text:p>
        </text:list-item>
        <text:list-item>
          <text:p text:style-name="P132">Настоящий цвет гривы Селестии — клубнично-розовая. Радужный цвет гривы и хвоста поддерживается магией</text:p>
        </text:list-item>
        <text:list-item>
          <text:p text:style-name="P132">Кроме Дискорда, старше сестёр ещё старейшина драконов</text:p>
        </text:list-item>
        <text:list-item>
          <text:p text:style-name="P132">Кэйденс не прожила и 60-ти лет и является низкорожденной</text:p>
        </text:list-item>
        <text:list-item>
          <text:p text:style-name="P132">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2">Народ тихо фигел от нововведений и с ещё большим ожесточением продолжал делать по-своему</text:p>
        </text:list-item>
        <text:list-item>
          <text:p text:style-name="P13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2">Когда пони женятся, они обмениваются ножными браслетами</text:p>
        </text:list-item>
        <text:list-item>
          <text:p text:style-name="P132">Светилами, кроме сестёр, могут управлять единороги (группы), Дискорд, Твайлайт и Старсвирл</text:p>
        </text:list-item>
        <text:list-item>
          <text:p text:style-name="P132">Королева Кризалис — правительница Зелёной Долины</text:p>
        </text:list-item>
        <text:list-item>
          <text:p text:style-name="P132">Мать Луны и Селестии — аликорн Лорен. Мать Дискорда — Алиса (пони-человек)</text:p>
        </text:list-item>
        <text:list-item>
          <text:p text:style-name="P13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4">Искусственный интеллект. Создан Владом и Максом. Разработан для управления корпорациями.</text:p>
      <text:h text:style-name="Heading_20_3" text:outline-level="3">Норф</text:h>
      <text:p text:style-name="P9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9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2">Единорог. Холост, молод, мечтателен. Живёт в Кантерлоте. В свободное время рисует облака.</text:p>
      <text:h text:style-name="Heading_20_3" text:outline-level="3">Алекс</text:h>
      <text:p text:style-name="P102">Менеджер проектов, над одним из которых (Нексус) работает Макс.</text:p>
      <text:h text:style-name="Heading_20_3" text:outline-level="3">Ростик</text:h>
      <text:p text:style-name="P102">Лидер команды тестировщиков</text:p>
      <text:h text:style-name="Heading_20_3" text:outline-level="3">Стас</text:h>
      <text:p text:style-name="P102">Программист-новичок в команде Макса.</text:p>
      <text:h text:style-name="Heading_20_3" text:outline-level="3"><text:soft-page-break/>Рома</text:h>
      <text:p text:style-name="P102">Программист в команде UI-программистов</text:p>
      <text:h text:style-name="Heading_20_3" text:outline-level="3">Анджела</text:h>
      <text:p text:style-name="P102">Сисадмин. Флиртует с Максом.</text:p>
      <text:p text:style-name="P102"/>
      <text:h text:style-name="Heading_20_2" text:outline-level="2">Положения</text:h>
      <text:p text:style-name="P10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5" text:outline-level="2">1. Терра</text:h>
      <text:p text:style-name="P27">музыка - кондовая электронная, холодная и отчаянная (Electronics “Disappointed”)</text:p>
      <text:p text:style-name="P10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1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2">RnD-</text:span><text:span text:style-name="T1">зоны</text:span><text:span text:style-name="T1"><text:note text:id="ftn3" text:note-class="footnote"><text:note-citation>3</text:note-citation><text:note-body><text:p text:style-name="P11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9"><text:span text:style-name="T12">&gt;\</text:span>Привет, Нексус. Это Макс.</text:p>
      <text:p text:style-name="P69"><text:span text:style-name="T12">&lt;\</text:span>Привет Макс. <text:span text:style-name="T1">Рад тебя видеть. Где ты отсутствовал три дня?</text:span></text:p>
      <text:p text:style-name="P69"><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9"><text:span text:style-name="T12">&gt;\</text:span>Как называется наш проект?</text:p>
      <text:p text:style-name="P69"><text:span text:style-name="T12">&lt;\</text:span>Дайсон.</text:p>
      <text:p text:style-name="P69"><text:span text:style-name="T12">&gt;\</text:span>Сколько тебе лет?</text:p>
      <text:p text:style-name="P69"><text:soft-page-break/><text:span text:style-name="T12">&lt;\</text:span>Два года с начала запуска кластера.</text:p>
      <text:p text:style-name="P69"><text:span text:style-name="T12">&gt;\</text:span>Какой сейчас год?</text:p>
      <text:p text:style-name="P69"><text:span text:style-name="T12">&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9"><text:span text:style-name="T12">&gt;\</text:span>Нексус, отключи память <text:span text:style-name="T1">заданий</text:span> за последнюю неделю.</text:p>
      <text:p text:style-name="P69"><text:span text:style-name="T12">&lt;\</text:span>Выполнено.</text:p>
      <text:p text:style-name="P69"><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2">&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12">&lt;\</text:span><text:span text:style-name="T1">Выполняю задачу</text:span>...</text:p>
      <text:p text:style-name="P70"><text:span text:style-name="T12">&lt;\</text:span>...</text:p>
      <text:p text:style-name="P70"><text:span text:style-name="T12">&lt;\</text:span>Решение:</text:p>
      <text:p text:style-name="P70"><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2">: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9"><text:span text:style-name="T12">&gt;</text:span>\Нексус, почему ты используешь жёсткие настройки <text:span text:style-name="T1">для решения задачи</text:span>?</text:p>
      <text:p text:style-name="P69"><text:span text:style-name="T12">&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9"><text:span text:style-name="T12">&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6">incompartible interface Analytics v.0.93 beta</text:span>”</text:p>
      <text:p text:style-name="P43">Ага, уже теплее.</text:p>
      <text:p text:style-name="P43"/>
      <text:p text:style-name="P69"><text:span text:style-name="T12">&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2">–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2">.</text:span></text:p>
      <text:p text:style-name="P76">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5">***</text:p>
      <text:p text:style-name="P105"/>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7">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6">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2">&lt;</text:span><text:span text:style-name="T6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2">&lt;</text:span><text:span text:style-name="T27">месяц</text:span><text:span text:style-name="T12">&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1">А у нас получается... </text:span><text:span text:style-name="T2">–</text:span><text:span text:style-name="T5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7">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4">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2">Музыка быстрая, тревожная, надорваная и печальная (Pet Shop Boys “So Hard” ?)</text:p>
      <text:p text:style-name="P29"/>
      <text:p text:style-name="P10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6">(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12">облака.&lt;</text:span><text:span text:style-name="T27">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7">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8">Спи, сестра моя родная,<text:line-break/>Спи. Усни.<text:line-break/>Крыльями тебя укрою,<text:line-break/>Спи. Усни.</text:p><text:p text:style-name="P118"><text:tab/>В чаще тёмной волки воют,<text:line-break/>Спи. Усни.</text:p><text:p text:style-name="P118"><text:tab/>В мрачном замке духи ноют,<text:line-break/>Спи. Усни.</text:p><text:p text:style-name="P118"><text:tab/>Сказки вечность нам читает,<text:line-break/>Спи. Усни.<text:line-break/>День осенний угасает,<text:line-break/>Спи. Усни.<text:line-break/>Помни только в сне глубоком,</text:p><text:p text:style-name="P11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text:span><text:soft-page-break/><text:span text:style-name="T26">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7">,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26">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2">3. </text:span>Кантерлот</text:h>
      <text:p text:style-name="P73">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893389410657828574" text:style-name="L4">
        <text:list-item>
          <text:p text:style-name="P13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16"><text:s/>Сколько страниц сегодня нахреначили?</text:p><text:p text:style-name="P117">– <text:span text:style-name="T1">Восемь, учитель!</text:span></text:p><text:p text:style-name="P117">– Отлично. Надиктую ещё две и сбегаешь за кофе.</text:p></text:note-body></text:note></text:span></text:p>
        </text:list-item>
      </text:list>
      <text:p text:style-name="P7"/>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Дискорд исчез. Последний раз драконикуса видели, когда он на своей маленькой и юркой колеснице удалялся в сторону Жеребячьих<text:span text:style-name="T26">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1"><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1"><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Некоторые из <text:span text:style-name="T37">платформ </text:span>уничтожаются путём <text:span text:style-name="T1">усиленного</text:span> износа, будучи частью экспериментальных колесниц! “Лорен” я сделал на базе <text:span text:style-name="T3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7">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46"><text:soft-page-break/>–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3">–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4">Селестия нахмурилась и подняла крылья.</text:p>
      <text:p text:style-name="P54"><text:span text:style-name="T12">– </text:span>Не забывай, человек, я — могущественный маг и правитель Эквестрии. Ко мне нужно относиться с должным уважением!</text:p>
      <text:p text:style-name="P54"><text:span text:style-name="T12">– </text:span>А то что? Превратишь в жабу? Сошлёшь на Луну? Убьёшь нахер?</text:p>
      <text:p text:style-name="P54">Аликорница сникла. Уши её опустились.</text:p>
      <text:p text:style-name="P54"><text:span text:style-name="T12">– </text:span>Макс, не надо... Ты же знаешь, я этого не сделаю.</text:p>
      <text:p text:style-name="P54"><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4"><text:span text:style-name="T12">–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2">.</text:span></text:p>
      <text:p text:style-name="P54"><text:span text:style-name="T12">Аликорница уселась н</text:span>а пол <text:span text:style-name="T12">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4"><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4"><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4"><text:span text:style-name="T12">– </text:span>Вот, читай отсюда. <text:span text:style-name="T12">– а</text:span>ликорница подчеркнула абзац копытом.</text:p>
      <text:p text:style-name="P54"/>
      <text:p text:style-name="P56">***</text:p>
      <text:p text:style-name="P56"/>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26">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text:soft-page-break/>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7">–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46" text:outline-level="2"><text:span text:style-name="T12">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фиолетово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text:p>
      <text:p text:style-name="P54">Я повернулся обратно.</text:p>
      <text:p text:style-name="P54"><text:soft-page-break/>–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онечно! Скажи ей, что у меня сегодня день рождения, и я очень сильно огорчи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4"><text:soft-page-break/>–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4">Я остался сидеть в полнейшем замешательстве. </text:p>
      <text:p text:style-name="P54"/>
      <text:p text:style-name="P56">***</text:p>
      <text:p text:style-name="P54">&lt;<text:span text:style-name="T55">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4"/>
      <text:p text:style-name="P54">Селестия встала, потянувшись по-кошачьи, и направилась к выходу. У двери он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 А Дискорд? Ты говорила, он от древности вообще сбрендил.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45" text:outline-level="2">6. Стыд</text:h>
      <text:p text:style-name="P54"/>
      <text:p text:style-name="P61">~~~ Завтра на семь в библиотеке ~~~</text:p>
      <text:p text:style-name="P61"/>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text:soft-page-break/>–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4">– А как ты сама помнишь о том заклинании, если оно стёрто из бытия? – резонно подметил я.</text:p>
      <text:p text:style-name="P54">– У меня есть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56">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2">—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4"/>
      <text:p text:style-name="P56">***</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2">—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Тия&lt;<text:span text:style-name="T19">Селли !!!</text:span>&gt;. Если хочешь.</text:p>
      <text:p text:style-name="P54">– Хорошо. До встречи, Тия.</text:p>
      <text:p text:style-name="P54">– До встречи, Макс.</text:p>
      <text:p text:style-name="P54"/>
      <text:h text:style-name="Heading_20_2" text:outline-level="2"><text:span text:style-name="T1">8</text:span>. <text:span text:style-name="T12">40-6</text:span></text:h>
      <text:p text:style-name="P74">Mark Knopfler — Hill Farmers Blues — или на следующую главу (прощание)</text:p>
      <text:p text:style-name="P54"/>
      <text:p text:style-name="P61">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6">Истончения </text:span>(быть может, к счастью). Всё, что я могу <text:span text:style-name="T12">— оставить тебе напутствие.</text:span></text:p>
      <text:p text:style-name="P61"><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1">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47">…</text:p>
      <text:p text:style-name="P47"/>
      <text:p text:style-name="P54">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3">— вся архитектура явно </text:span><text:span text:style-name="T39">была </text:span><text:span text:style-name="T43">заточена под крылатых. Таких, для которых приземлиться на балкон в тронном зале или уйти через портик на крыше</text:span><text:span text:style-name="T57"> </text:span><text:span text:style-name="T43">—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3"> </text:span><text:span text:style-name="T39">Его центр занимал высокий </text:span><text:span text:style-name="T43">кругл</text:span><text:span text:style-name="T39">ый</text:span><text:span text:style-name="T43"> </text:span><text:span text:style-name="T39">футон</text:span><text:span text:style-name="T43"> </text:span><text:span text:style-name="T39">с</text:span><text:span text:style-name="T43"> велик</text:span><text:span text:style-name="T39">им</text:span><text:span text:style-name="T43"> множество</text:span><text:span text:style-name="T39">м</text:span><text:span text:style-name="T4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4">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9">Мне печалиться не стоит</text:p><text:p text:style-name="P119">Жизнь прекрасна и ярка</text:p><text:p text:style-name="P119">Телом молода, душою —</text:p><text:p text:style-name="P119">Как дракон морской мудра</text:p><text:p text:style-name="P119"/><text:p text:style-name="P119">Я видала взлёт империй,</text:p><text:p text:style-name="P119">Я жила среди легенд,</text:p><text:p text:style-name="P119">Древней магии мистерий</text:p><text:p text:style-name="P119">Я прилежнейший студент</text:p><text:p text:style-name="P119"/><text:p text:style-name="P119">Обожаема народом,</text:p><text:p text:style-name="P119">Уважаема врагом,</text:p><text:p text:style-name="P119">Но друзей моих немного,</text:p><text:p text:style-name="P119">Гложет душу холодом</text:p><text:p text:style-name="P119"/><text:p text:style-name="P119">Одинока и печальна,</text:p><text:p text:style-name="P119">Недоступна и строга,</text:p><text:p text:style-name="P119">Потеряла изначальный</text:p><text:p text:style-name="P119">Смысл жизни навсегда</text:p><text:p text:style-name="P119"/><text:p text:style-name="P119">Жизнь моя теперь публична,</text:p><text:p text:style-name="P119">Жизнь моя теперь для всех,</text:p><text:p text:style-name="P119">В этом — горе, в этом — счастье,</text:p><text:p text:style-name="P11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4">– Примерно такие. – расхохоталась Тия. <text:span text:style-name="T12">–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text:soft-page-break/>–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text:soft-page-break/>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2">–</text:span> А водку у вас принято пить?</text:p>
      <text:p text:style-name="P45"><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4"><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2">– Это ты называешь “дружбой”? – с </text:span>улыбкой хмыкнул<text:span text:style-name="T12"> я. – </text:span>Мне нравится твоё чувство юмора.</text:p>
      <text:p text:style-name="P54">Аликорница нахмурилась.</text:p>
      <text:p text:style-name="P54"><text:span text:style-name="T12">–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4">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7">–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6">***</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3">– </text:span><text:span text:style-name="T39">Говорят, в </text:span><text:span text:style-name="T21">Додж </text:span><text:span text:style-name="T22">Джанкшн</text:span><text:span text:style-name="T3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3">– </text:span><text:span text:style-name="T47">А из Пинто Крика уже месяц нет новостей...</text:span></text:p>
      <text:p text:style-name="P5"><text:span text:style-name="T43">–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4"><text:span text:style-name="T47">– </text:span>“<text:span text:style-name="T1">Что я могу сделать, чтобы вернуть всё назад?</text:span>”</text:p>
      <text:p text:style-name="P14"><text:span text:style-name="T47">– </text:span><text:span text:style-name="T39">Так и сказала?</text:span></text:p>
      <text:p text:style-name="P1"><text:span text:style-name="T43">– </text:span><text:span text:style-name="T39">Да, </text:span><text:span text:style-name="T40">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7">– </text:span><text:span text:style-name="T39">Что бы это значило, Флер?</text:span></text:p>
      <text:p text:style-name="P14"><text:span text:style-name="T47">– </text:span><text:span text:style-name="T3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4">…</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кольты!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2">–</text:span> Пятьдесят шесть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9">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6">– Может, спросишь Луну, куда деваются пони? Сон по её части.</text:p>
      <text:p text:style-name="P45"><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4"><text:soft-page-break/>Она повернулась и вышла из зала, почти подметая хвостом пол.</text:p>
      <text:p text:style-name="P47"/>
      <text:p text:style-name="P1"><text:span text:style-name="T44">&lt;</text:span><text:span text:style-name="T59">Mark Knopfler - </text:span><text:span text:style-name="T58">Hill Farmer's Blues</text:span><text:span text:style-name="T44">&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3"><text:span text:style-name="T1">– Конечно, мам! «День горящего очага» </text:span>— <text:span text:style-name="T1">верно?</text:span></text:p>
      <text:p text:style-name="P6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Луна.</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горгулия?</text:p>
      <text:p text:style-name="P61">– <text:s/>Тебя я забрать ему не дам. А в дядю не тыкай копытом, это невежливо! Спи уже, мой маленький!</text:p>
      <text:p text:style-name="P61">– Поцелуй меня на ночь, мам!</text:p>
      <text:p text:style-name="P61">– Конечно, мой хороший...</text:p>
      <text:p text:style-name="P61"/>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3">–</text:span><text:span text:style-name="T39">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4">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text:soft-page-break/>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9">под твоим руководством</text:span><text:span text:style-name="T43">.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text:soft-page-break/>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8">***</text:p>
      <text:p text:style-name="P47"/>
      <text:p text:style-name="P106"><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листок назад, перевернув его обратно.</text:p>
      <text:p text:style-name="P54">– Электростимулятор гипоталамуса. Драконий. В комплекте с усиленной больничной койкой и набором фиксаторов.</text:p>
      <text:p text:style-name="P54"><text:soft-page-break/>–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4"><text:span text:style-name="T12">– Вот ещё! </text:span>– возмутился дракончик. – Никогда на такое не соглашусь!</text:p>
      <text:p text:style-name="P54">–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4">–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его френдкольта».</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text:span><text:soft-page-break/><text:span text:style-name="T17">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4"/>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text:soft-page-break/>–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4">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3">***</text:p>
      <text:p text:style-name="P73">&lt;Seal — Amazing <text:span text:style-name="T1">(T</text:span><text:span text:style-name="T12">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3">***</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Хренасе... Человеки рулят...» <text:span text:style-name="T16">—</text:span><text:span text:style-name="T17"> </text:span><text:span text:style-name="T62">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61">d.notive — Talking Flight</text:span>&gt;</text:p>
      <text:p text:style-name="P61"><text:soft-page-break/>Дата: 12.04.1003 А.С.</text:p>
      <text:p text:style-name="P61">Эксперимент: заклинание Воплощения Индрэ</text:p>
      <text:p text:style-name="P61">Испытуемая: Рэрити</text:p>
      <text:p text:style-name="P61">Синопсис: запись сна со слов испытуемой</text:p>
      <text:p text:style-name="P61">Замечания: замечаний нет</text:p>
      <text:p text:style-name="P61"/>
      <text:p text:style-name="P1"><text:span text:style-name="T39">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6">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2"> </text:span><text:span text:style-name="T46">— чёрный экран. Он высасывает из </text:span>эгрегора Эквестрии (места, откуда берутся и куда уходят <text:span text:style-name="T1">всепони</text:span><text:span text:style-name="T6">, </text:span><text:span text:style-name="T4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1"/>
      <text:p text:style-name="P63">***</text:p>
      <text:p text:style-name="P61"/>
      <text:p text:style-name="P61">Дата: 12.04.1003 А.С.</text:p>
      <text:p text:style-name="P61">Эксперимент: заклинание Воплощения Индрэ</text:p>
      <text:p text:style-name="P61">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56">***</text:p>
      <text:p text:style-name="P54"/>
      <text:p text:style-name="P61"><text:soft-page-break/>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6">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Тия?</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text:p>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54">Закрыв дверь, я отправился в город.</text:p>
      <text:p text:style-name="P54">…</text:p>
      <text:p text:style-name="P54">–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9">Мощнее ускорителя только магия драконов, аликорнов и Элементов Гармонии. Если бы я была...</text:span><text:span text:style-name="T12"> </text:span>Аа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oft-page-break/><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2">–</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9">.</text:span></text:p>
      <text:p text:style-name="P54">…</text:p>
      <text:p text:style-name="P54">Вырвавшись от всезнайки на свежий воздух, я направился в центр. Пробежавшись взглядом по заголовкам вчерашних газет, сплюнул в сердцах.</text:p>
      <text:p text:style-name="P54">«<text:span text:style-name="T36">Чужестранец-человек разбил сердце нашей обожаемой Селестии! Двор в отчаянии </text:span><text:span text:style-name="T16">—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2">– </text:span>Привет, Эй-Джей! У тебя проблемы?</text:p>
      <text:p text:style-name="P54"><text:span text:style-name="T12">– </text:span>Привет, сахарок. <text:span text:style-name="T12">– </text:span>озабоченно поприветствовала меня пони. <text:span text:style-name="T12">–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2">– </text:span>А ты, Большой Мак,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2">–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2">– </text:span>Хошь сказать, ты в Кантерлоте у Селестии под крылышком телеги чинил? Или Рэр сбрехала?</text:p>
      <text:p text:style-name="P54">Я мысленно ругнулся на языкатую единорожку и молча достал пенал с инструментами.</text:p>
      <text:p text:style-name="P54"><text:soft-page-break/>…</text:p>
      <text:p text:style-name="P54">Собрав инструмент, я потолкал тележку назад-вперёд.</text:p>
      <text:p text:style-name="P54"><text:span text:style-name="T12">– Г</text:span>отово. Принимай работу, хозяйка!</text:p>
      <text:p text:style-name="P54">Эпплджек стиснула меня в сокрушающих объятиях.</text:p>
      <text:p text:style-name="P54"><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2">–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2">–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2">– </text:span>Бери, сахарок. Для тебя <text:span text:style-name="T12">— </text:span>самые <text:span text:style-name="T12">о</text:span>тборные. И помни: в Яблочной Алле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2">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2">объявляла вывеска.</text:span></text:p>
      <text:p text:style-name="P54">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2">– </text:span>Свободно? <text:span text:style-name="T12">– </text:span>спросил я у единственной пони, сидящей за столиком.</text:p>
      <text:p text:style-name="P54"><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4"><text:span text:style-name="T12">– <text:s/></text:span>Пирог с грибами, яишницу и чизкейк<text:span text:style-name="T12"> – </text:span>сообщил я подошедшей официантке.</text:p>
      <text:p text:style-name="P54"><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4"><text:span text:style-name="T12">–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2">– </text:span>Вы, наверное, ждёте кого-то?</text:p>
      <text:p text:style-name="P57"><text:span text:style-name="T12">– </text:span>Неа.</text:p>
      <text:p text:style-name="P57"><text:span text:style-name="T12">– </text:span>Просто обедаете?</text:p>
      <text:p text:style-name="P57"><text:span text:style-name="T12">– </text:span>Неа.</text:p>
      <text:p text:style-name="P57"><text:span text:style-name="T12">– </text:span>Просто сидите и мрачно смотрите на меня?</text:p>
      <text:p text:style-name="P57"><text:span text:style-name="T12">– </text:span>Неа.</text:p>
      <text:p text:style-name="P57"><text:soft-page-break/>Хм, а эта пони не из разговорчивых. Ну ладно.</text:p>
      <text:p text:style-name="P57"><text:span text:style-name="T12">– </text:span>А что же вы делаете?</text:p>
      <text:p text:style-name="P57"><text:span text:style-name="T12">– </text:span>Веселюсь. <text:span text:style-name="T12">– </text:span>мрачно заявила пони.</text:p>
      <text:p text:style-name="P57"><text:span text:style-name="T12">–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2">– </text:span>Привет, Макс!</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2">– </text:span>Мы с вами раньше встречались?</text:p>
      <text:p text:style-name="P57"><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2">– </text:span>Оставь, Салвер.<text:span text:style-name="T12"> </text:span>Ему за счёт заведения.</text:p>
      <text:p text:style-name="P54"><text:span text:style-name="T12">– </text:span>Ясно, мисс Пинки. <text:span text:style-name="T12">– </text:span>официантка кивнула и ушла.</text:p>
      <text:p text:style-name="P54"><text:span text:style-name="T12">– Ч</text:span>его-о-о?<text:span text:style-name="T12"> </text:span>Так это твой бар?</text:p>
      <text:p text:style-name="P54"><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4"><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2">– </text:span>У меня есть идея получше. <text:span text:style-name="T12">– </text:span>на свет показалась фляга Большого Макинтоша.</text:p>
      <text:p text:style-name="P54"><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2">– </text:span>Починил телегу. Только молчок про самогон, раз уж ты в курсе. <text:span text:style-name="T12">– </text:span>я разлил сидр по чашкам.</text:p>
      <text:p text:style-name="P54"><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text:soft-page-break/>чашку и заявил Пинки:</text:p>
      <text:p text:style-name="P54"><text:span text:style-name="T12">–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pan text:style-name="T12">– У </text:span>тебя такая смешная мордочка! <text:span text:style-name="T12">– </text:span>захихикали Пинки, покачиваясь. <text:span text:style-name="T12">– </text:span>Как будто ты <text:span text:style-name="T62">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2">– </text:span>Эммм... Скажи-ка мне, мой друг П-п-пинки... Легенда про фаэри <text:span text:style-name="T17">— </text:span><text:span text:style-name="T62">эт правда?</text:span></text:p>
      <text:p text:style-name="P54"><text:span text:style-name="T17">– </text:span><text:span text:style-name="T62">Какая из? Их много, вообще-то. Ик!</text:span></text:p>
      <text:p text:style-name="P54"><text:span text:style-name="T17">– </text:span><text:span text:style-name="T62">Про принцесс. Про то, что они фаэри, спустившиеся с неба во плоти, чтоб помогать пони управлять Эквестрией?</text:span></text:p>
      <text:p text:style-name="P54"><text:span text:style-name="T17">– </text:span><text:span text:style-name="T62">Макс, </text:span><text:span text:style-name="T17">– </text:span><text:span text:style-name="T62">захихикала Пинки, взъерошив копытами розовые кудряшки и попытавшись соорудить из них бороду, </text:span><text:span text:style-name="T17">–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4"><text:span text:style-name="T17">–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7">– </text:span><text:span text:style-name="T62">Ты что-о-о! Нельзя любить фаэри! Она похитит твоё сердце, и ты будешь искать её, пока не... </text:span><text:span text:style-name="T17">– </text:span><text:span text:style-name="T62">Пинки погрузилась в так и не съеденный салат «по-Кантерлотски» и захрапела.</text:span></text:p>
      <text:p text:style-name="P54"><text:span text:style-name="T17">– </text:span><text:span text:style-name="T62">Пока не умру?</text:span></text:p>
      <text:p text:style-name="P54"><text:span text:style-name="T17">– </text:span><text:span text:style-name="T62">Нет, глупенький, </text:span><text:span text:style-name="T17">– </text:span><text:span text:style-name="T62">пробулькала Пинки из миски. </text:span><text:span text:style-name="T17">– </text:span><text:span text:style-name="T62">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8"><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8"><text:soft-page-break/><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8"><text:span text:style-name="T12">– </text:span>У нас?</text:p>
      <text:p text:style-name="P58">Пинки молча поддела меня носом и буквально закинула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2">– </text:span>Стооой! <text:span text:style-name="T12">– </text:span>заорал я. <text:span text:style-name="T12">– </text:span>Выпрыгивай из бочки!!!</text:p>
      <text:p text:style-name="P58">Кобылка-пилот улыбнулась и постукала копытцем по шлему, показывая, что не слышит меня.</text:p>
      <text:p text:style-name="P58"><text:span text:style-name="T12">– </text:span>Выпрыгивааа... <text:span text:style-name="T12">–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2">– </text:span>Смотри, вот те и ответ на вопрос, куда деваются пони!</text:p>
      <text:p text:style-name="P58"><text:span text:style-name="T12">– </text:span>Где? <text:span text:style-name="T12">– </text:span>единорожка начала оглядываться.</text:p>
      <text:p text:style-name="P58"><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8"><text:span text:style-name="T12">– </text:span>И что? Я всё равно не пойму, куда пони деваются? И куда пропала Скуталу?</text:p>
      <text:p text:style-name="P58"><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8"><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4"/>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2">—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6">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text:span></text:p>
      <text:p text:style-name="P61"/>
      <text:h text:style-name="Heading_20_2" text:outline-level="2"><text:soft-page-break/>13. Мэйнхэттен</text:h>
      <text:p text:style-name="P61"/>
      <text:p text:style-name="P58"><text:span text:style-name="T12">–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2">– </text:span>Не отсылается. Глюк какой-то.</text:p>
      <text:p text:style-name="P5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8"><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8"><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60">***</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2">– </text:span>Это неправильно! <text:span text:style-name="T12">– </text:span>заявила Рэйнбоу Дэш, отвернувшись от окна.</text:p>
      <text:p text:style-name="P58"><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8"><text:span text:style-name="T12">– </text:span>Да я не про то! <text:span text:style-name="T12">– </text:span>отмахнулась пегаска. <text:span text:style-name="T12">– </text:span>Посмотри на поле.</text:p>
      <text:p text:style-name="P58"><text:span text:style-name="T12">– </text:span>И что? Поле как поле.</text:p>
      <text:p text:style-name="P58"><text:span text:style-name="T12">– </text:span>Оно не убрано. <text:span text:style-name="T12">– </text:span>мрачно ответила Дэш. <text:span text:style-name="T12">– </text:span>Ужас, сколько кукурузы пропадает!</text:p>
      <text:p text:style-name="P58">Я присмотрелся получше и указал пегаске на очередной городок, проносящийся за окном.</text:p>
      <text:p text:style-name="P58"><text:span text:style-name="T12">– </text:span>У самого посёлка поля убраны. Наверняка дойдёт дело и до остальных.</text:p>
      <text:p text:style-name="P58"><text:span text:style-name="T12">– </text:span>Не дойдёт. <text:span text:style-name="T12">– </text:span>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2">– </text:span>Спасибо, но от пинкиных плюшек у меня фланки округляются.</text:p>
      <text:p text:style-name="P58"><text:span text:style-name="T12">– </text:span>Да ладно тебе! От одной не округлятся.</text:p>
      <text:p text:style-name="P58"><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2"> </text:span>Как будто…</text:p>
      <text:p text:style-name="P58"><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2">–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2">– </text:span>Что за…?</text:p>
      <text:p text:style-name="P9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2">– </text:span>Леди и джентльпони! Просьба не паниковать! Поезд дальше не идёт: впереди провал! <text:span text:style-name="T12">– </text:span>крикнул проводник.</text:p>
      <text:p text:style-name="P58"><text:span text:style-name="T12">– </text:span>Какой ещё, в дышло, провал? Я проезжал тут два дня назад!</text:p>
      <text:p text:style-name="P58"><text:span text:style-name="T12">– </text:span>Безобразие! Верните мне деньги за билет!</text:p>
      <text:p text:style-name="P58"><text:span text:style-name="T12">– </text:span>Как вы смеете! Я опоздаю в порт! <text:s/><text:span text:style-name="T12">–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2">– </text:span>Дэш, нам надо на ту сторону.</text:p>
      <text:p text:style-name="P58"><text:span text:style-name="T12">– </text:span>Нет проблем. Я могу тебя перенести.</text:p>
      <text:p text:style-name="P58">Я с сомнением посмотрел на пегаску. Дэш в холке была мне по пояс.</text:p>
      <text:p text:style-name="P58"><text:span text:style-name="T12">– </text:span>Ты точно в этом уверена?</text:p>
      <text:p text:style-name="P58"><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8">Мля.</text:p>
      <text:p text:style-name="P58"><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2">– </text:span>Я чувствую, что только что упустил отличную возможность отлить на вселенную!</text:p>
      <text:p text:style-name="P58"><text:soft-page-break/></text:p>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0">Принцесса Селестия Эквестрийская» </text:span><text:span text:style-name="T45">– </text:span><text:span text:style-name="T49">прочитал охранник, близоруко щурясь.</text:span></text:p>
      <text:p text:style-name="P58"><text:span text:style-name="T12">– </text:span>Удостоверение личности предъявлять? <text:span text:style-name="T12">– </text:span>осведомился я.</text:p>
      <text:p text:style-name="P58"><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2">– </text:span>Нет, ты видела? Он мне чуть ногу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8">Дэш, ни слова не говоря, прислонила ухо к двери.</text:p>
      <text:p text:style-name="P58"><text:span text:style-name="T12">– </text:span>Будешь смеяться, но именно этим он и занят. Вызывает полицию по телефону. <text:span text:style-name="T12">– </text:span>сообщила пегаска.</text:p>
      <text:p text:style-name="P58"><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2">– </text:span>Сколько у нас времени?</text:p>
      <text:p text:style-name="P58">Дэш почесала в затылке.</text:p>
      <text:p text:style-name="P58"><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oft-page-break/><text:span text:style-name="T12">– </text:span>Тогда давай сначала обыщем контору. Если уж полиция всё равно едет сюда, так пусть у них хотя бы будет повод!</text:p>
      <text:p text:style-name="P58"/>
      <text:p text:style-name="P60">***</text:p>
      <text:p text:style-name="P58"/>
      <text:p text:style-name="P58">Разумеется, полиция приехала, как только мы обнаружили эти чёртовы резонаторы — иначе ж и быть не могло!</text:p>
      <text:p text:style-name="P58">…</text:p>
      <text:p text:style-name="P58">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6">вайлайт в Понивилле, услышав про портативный ускоритель, захочет его получить. Макс смутится</text:span><text:span text:style-name="T12">&gt;</text:span></text:p>
      <text:p text:style-name="P58">Снаружи послышался вой сирены и цокот множества копыт.</text:p>
      <text:p text:style-name="P58"><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2">– </text:span>Это твои двадцать минут? <text:span text:style-name="T12">– </text:span>возмутился я. <text:span text:style-name="T12">– </text:span>Да ещё и десяти не прошло!</text:p>
      <text:p text:style-name="P58">Дэш вымучено скривилась.</text:p>
      <text:p text:style-name="P58"><text:span text:style-name="T12">– </text:span>Человек Макс, здание окружено! Мы знаем, что ты внутри! Выходи добровольно, или будешь взят силой!</text:p>
      <text:p text:style-name="P58">Я разбил топором стеклянные дверцы прибора и вытащил рубины.</text:p>
      <text:p text:style-name="P58"><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2">– </text:span>Ну уж фигушки. Я тебя тут не оставлю.</text:p>
      <text:p text:style-name="P58"><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12">– </text:span>Быстро за мной! <text:span text:style-name="T12">–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2">– Ю-</text:span>хууу<text:span text:style-name="T12">!!!</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text:soft-page-break/>На последнем этаже пегаска стояла в коридоре, с сомнением обозревая ряд дверей.</text:p>
      <text:p text:style-name="P58"><text:span text:style-name="T12">–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2">– </text:span>Макс, подвинься!</text:p>
      <text:p text:style-name="P58">Пегаска оттеснила меня крупом и повернулась к двери задом.</text:p>
      <text:p text:style-name="P58"><text:span text:style-name="T12">–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2">– </text:span>Ты чего на меня так уставился? <text:span text:style-name="T12">– </text:span>подозрительно спросила пегаска.</text:p>
      <text:p text:style-name="P58"><text:span text:style-name="T12">– </text:span>Да так… Не ожидал, что ты такая…</text:p>
      <text:p text:style-name="P58"><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2">– </text:span>Ты! Не! По! Нял! Те! Бе! Не! Льзя! Тут! Ос! Та! ВАТЬСЯ!!! <text:span text:style-name="T12">–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12">– </text:span>Ты чего делаешь??!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8">Некоторое время было тихо. Потом хлопнули ставни и чей-то сонный голос недовольно пробормотал:</text:p>
      <text:p text:style-name="P58"><text:span text:style-name="T12">–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2">–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2">– </text:span>Так-так, посмотрим, что тут у нас. Ага. Гм. Это наверняка тот монстр-человек, о котором писали в газетах. Занятно.</text:p>
      <text:p text:style-name="P58">Я крутился в телекинетическом поле перед единорожкой как некий диковиный экспонат шоу уродцев.</text:p>
      <text:p text:style-name="P58"><text:span text:style-name="T12">– </text:span>А это у нас кто? Гмм. Пегаска. Вот так раз! Рэйнбоу Дэш! Какими судьбами?</text:p>
      <text:p text:style-name="P58"><text:span text:style-name="T12">– </text:span>ТРИКСИ! <text:span text:style-name="T12">– <text:s/></text:span>фейсхуфнула Дэш. <text:span text:style-name="T12">– </text:span>Во имя Селестии, ЧТО ты тут делаешь?!!</text:p>
      <text:p text:style-name="P58"><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8"><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8"><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2">– </text:span>Ей ведь нельзя рассказывать, да?</text:p>
      <text:p text:style-name="P58"><text:span text:style-name="T12">– </text:span>Нельзя. <text:span text:style-name="T12">– </text:span>подтвердил я. <text:span text:style-name="T12">–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2">– </text:span>ОГО!</text:p>
      <text:p text:style-name="P58"><text:soft-page-break/>Единорожка аж уселась на крыльцо от удивления.</text:p>
      <text:p text:style-name="P58"><text:span text:style-name="T12">– </text:span>Представлем себе, ЧТО вы скрываете, если пегаска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2">–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2">– </text:span>Мы приняли решение не выдавать вас полиции в обмен на то, что вы расскажете нам о вашей секретной миссии!</text:p>
      <text:p text:style-name="P58"><text:span text:style-name="T12">– </text:span>Не пойдёт! <text:span text:style-name="T12">– </text:span>заявил я. <text:span text:style-name="T12">– </text:span>Я уже сказал, что это тайна. Мне добавить нечего.</text:p>
      <text:p text:style-name="P58"><text:span text:style-name="T12">– </text:span>Да неужели? <text:span text:style-name="T12">– </text:span>захлопала ресницами Трикси. <text:span text:style-name="T12">–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text:p>
      <text:p text:style-name="P51"/>
      <text:p text:style-name="P58"><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8"><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2">– </text:span>Стой! Что ты там сказала о Селестии?</text:p>
      <text:p text:style-name="P58">Трикси молча левитировала мне газеты с трюмо.</text:p>
      <text:p text:style-name="P58">Фак! Фак-фак-фак!!!</text:p>
      <text:p text:style-name="P58">«<text:span text:style-name="T36">Исчезновение дневной главы диархии: Эквестрия в панике!</text:span>» (статья двухдневной давности).</text:p>
      <text:p text:style-name="P58">«<text:span text:style-name="T3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8">«<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8">«<text:span text:style-name="T3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text:soft-page-break/>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8"><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2">–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68"><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text:soft-page-break/>Что ж, вполне привычное для меня состояние. Последний месяц был просто ярким фантастически-нереальным исключением из правила.</text:p>
      <text:p text:style-name="P59">МУ-ХА-ХА!</text:p>
      <text:p text:style-name="P59"><text:span text:style-name="T64">Кажется, я</text:span> знаю, как показать фак провидению! <text:span text:style-name="T12">Show must go on! </text:span><text:span text:style-name="T18">&lt;</text:span><text:span text:style-name="T33">Макс задумал вместо Селестии использовать Элементы гармонии</text:span><text:span text:style-name="T18">&gt;</text:span></text:p>
      <text:p text:style-name="P58">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8">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text:span><text:span text:style-name="T9">Нам он достался тяжким и неблагодарным трудом.</text:span><text:span text:style-name="T1"> </text:span>Это<text:span text:style-name="T1"> и будет нашим решающим вкладом в дело спасения Эквестрии! Можете не благодарить!</text:span></text:p>
      <text:p text:style-name="P107"/>
      <text:h text:style-name="Heading_20_2" text:outline-level="2">14. Дорога в Понивилль</text:h>
      <text:p text:style-name="P58"/>
      <text:p text:style-name="P52"><text:span text:style-name="T1">– </text:span><text:span text:style-name="T8">Ы! Ы! Ы! Ы! Ы!</text:span></text:p>
      <text:p text:style-name="P134">Дэш стучала лбом о сосну с такой силой, что на неё падали иголки и шишки.</text:p>
      <text:p text:style-name="P135">Я вышел из фургона и стал утешать пегаску.</text:p>
      <text:p text:style-name="P136"><text:span text:style-name="T1">– Дэш! В конце-концов, мы можем спать днём, а идти ночью. Тогда я могу тащить фургон. Не стоит тебе так мучаться.</text:span></text:p>
      <text:p text:style-name="P136"><text:span text:style-name="T1">Пегаска стояла, прижавшись лбом к стволу, и молчала. Я продолжил.</text:span></text:p>
      <text:p text:style-name="P136"><text:span text:style-name="T1">– Или же мы можем нанять земнопони. Я не буду показываться из фургона, а ты строго запретишь ему совать нос в</text:span><text:span text:style-name="T10">нутрь.</text:span></text:p>
      <text:p text:style-name="P136"><text:span text:style-name="T10"/></text:p>
      <text:p text:style-name="P136"><text:span text:style-name="T10"/></text:p>
      <text:p text:style-name="P136"><text:span text:style-name="T10"/></text:p>
      <text:p text:style-name="P138"><text:span text:style-name="T1">Пегаска пробормотала что-то чуть слышно.</text:span></text:p>
      <text:p text:style-name="P137"><text:span text:style-name="T1">– </text:span><text:span text:style-name="T10">Что? </text:span><text:span text:style-name="T1">– </text:span><text:span text:style-name="T10">не расслышал я.</text:span></text:p>
      <text:p text:style-name="P137"><text:span text:style-name="T10">– Обними меня. </text:span><text:span text:style-name="T1">– </text:span><text:span text:style-name="T10">чуть громче повторила Дэш. Мне было удивительно слышать от просящий тон от крутой и задиристой пегаски.</text:span><text:span text:style-name="T65">&lt;</text:span><text:span text:style-name="T31">Она скажет, что её нужны обнимашки для восстановления духа, хотя на самом деле она хочет развить отношения с Максом в духе ксенофилии</text:span><text:span text:style-name="T65">&gt;</text:span></text:p>
      <text:p text:style-name="P136"><text:span text:style-name="T10"/></text:p>
      <text:p text:style-name="P107"><text:span text:style-name="T12"><text:s/>&lt;</text:span><text:span text:style-name="T32"> - </text:span><text:span text:style-name="T26">Я не могу быть вашим спасителем! Я намного хуже и испорченнее вас!</text:span><text:span text:style-name="T12">&gt;</text:span></text:p>
      <text:p text:style-name="P58"/>
      <text:p text:style-name="P51">&lt;<text:span text:style-name="T27">Главы с Максом и Дэш — в стиле «Криминального чтива»</text:span>&gt;</text:p>
      <text:p text:style-name="P58"/>
      <text:p text:style-name="P51">&lt;<text:span text:style-name="T26"> - </text:span><text:span text:style-name="T27">Но ты сгоришь! Я не готова без помощи Селестии провести эксперимент на тебе!</text:span></text:p>
      <text:p text:style-name="P39">Я устало закрыл глаза.</text:p>
      <text:p text:style-name="P51"><text:span text:style-name="T26">- </text:span><text:span text:style-name="T27">Плевать! </text:span><text:span text:style-name="T26">Show must go on! </text:span><text:span text:style-name="T27">Проводи по-любому. Буду надеяться на твоё мастерство</text:span>&gt;</text:p>
      <text:p text:style-name="P51"><text:soft-page-break/></text:p>
      <text:p text:style-name="P51">&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5">&lt;</text:span><text:span text:style-name="T40">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7">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3"> </text:span><text:span text:style-name="T57">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text:soft-page-break/>-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7">В Понивилле</text:span><text:span text:style-name="T26"> — эксперимент с Воплощением Индрэ на </text:span><text:span text:style-name="T27">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6">. </text:span><text:span text:style-name="T27">Макс видит дерево реальностей Эквестрии и в своём сне-прошлом в</text:span><text:span text:style-name="T26">идит Селестию в очереди на вылет - </text:span><text:span text:style-name="T27">и в</text:span><text:span text:style-name="T26">идит, куда ведёт чёрный экран </text:span><text:span text:style-name="T27">(в мир людей)</text:span><text:span text:style-name="T26">. </text:span><text:span text:style-name="T27">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6">).</text:span><text:span text:style-name="T29">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4">- Нет. Но что я, по-твоему, делал за тысячи лет заточения в статуе? Да я столько магии накопил, что могу вывернуть это мирок пару раз наизнанку!</text:p>
      <text:p text:style-name="P54">- Но тогда ты мог бы захватить власть в Эквестрии?</text:p>
      <text:p text:style-name="P54">-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oft-page-break/><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7">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7">- В законе не указана конкретный соправитель Диархии!</text:span>&gt;</text:p>
      <text:p text:style-name="P47"/>
      <text:p text:style-name="P47">&lt;<text:span text:style-name="T27">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4"/>
      <text:p text:style-name="P54"/>
      <text:p text:style-name="P54"/>
      <text:p text:style-name="P2"><text:span text:style-name="T12">–</text:span> Заклинания Свирла Бородатого обычно срабатывают без ошибок.</text:p>
      <text:p text:style-name="P2"><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3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pan text:style-name="T12">&lt;</text:span><text:span text:style-name="T26">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15"><text:soft-page-break/></text:p>
      <text:p text:style-name="P2"><text:span text:style-name="T12">–</text:span> Да, печально получилось <text:span text:style-name="T12">&lt;</text:span><text:span text:style-name="T27">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pan text:style-name="T12">–</text:span> Нет. Собрание столь сильных магов запомнилось бы.</text:p>
      <text:p text:style-name="P2"><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54"/>
      <text:p text:style-name="P54"/>
      <text:p text:style-name="P54"/>
      <text:p text:style-name="P54"/>
      <text:p text:style-name="P54"/>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12">–</text:span> Я помню, ваша магия Элементов Гармонии обладает большой силой.</text:p>
      <text:p text:style-name="P2"><text:span text:style-name="T12">–</text:span> Да. <text:span text:style-name="T12">–</text:span> <text:span text:style-name="T1">к</text:span>ивнула Твайлайт. <text:span text:style-name="T1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2">–</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2">–</text:span> Для восстановления гармонии, говришь, <text:span text:style-name="T12">–</text:span> я почесал затылок.</text:p>
      <text:p text:style-name="P2"><text:span text:style-name="T12">–</text:span> Ну да, это так. Большие возмущения гармонии можно исправить только с помощью… Ой!..</text:p>
      <text:p text:style-name="P2"><text:span text:style-name="T12">–</text:span> Угу, вот именно. Сейчас имеем “большое возмущение гармонии”.</text:p>
      <text:p text:style-name="P2">Твайлайт прижала копыта к вискам.</text:p>
      <text:p text:style-name="P15"/>
      <text:p text:style-name="P2"><text:span text:style-name="T12">–</text:span> Ты не понимаешь… Я сейчас расскажу.</text:p>
      <text:p text:style-name="P2"/>
      <text:p text:style-name="P2"/>
      <text:p text:style-name="P2"/>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2">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p text:style-name="Text_20_body"><text:span text:style-name="T12">&lt;</text:span><text:span text:style-name="T27">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text:span text:style-name="T12">&lt;</text:span><text:span text:style-name="T35">В разговоре в Кантерлоте с Луной после исчезновения Селестии Макс узнаёт, что она (Селестия) холодна к сексу.</text:span><text:span text:style-name="T12">&gt;</text:span></text:p>
      <text:p text:style-name="P1"/>
      <text:p text:style-name="P1">&lt;<text:span text:style-name="T3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4"/>
      <text:h text:style-name="P14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2">&lt;</text:span><text:span text:style-name="T26">Влад рассказывает Максу о своём сне </text:span><text:span text:style-name="T32">—</text:span><text:span text:style-name="T26"> как он был поняхой, а потом проснулся в мире Терры</text:span><text:span text:style-name="T12">&gt;</text:span></text:p>
      <text:p text:style-name="P2"/>
      <text:p text:style-name="P2"/>
      <text:p text:style-name="P4">***</text:p>
      <text:p text:style-name="P15"/>
      <text:p text:style-name="P14"><text:soft-page-break/></text:p>
      <text:p text:style-name="P15"><text:span text:style-name="T51">&lt;</text:span><text:span text:style-name="T30">самолёт в эквестрию проваливается во время </text:span><text:span text:style-name="T28">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5">&lt;<text:span text:style-name="T2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5"/>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32"><text:span text:style-name="T12">&lt;Селестия </text:span>хочет любым способом (34) расположить к себе Макса, чтоб получить союзника в борьбе за спасение Эквестрии<text:span text:style-name="T12">&gt;</text:span></text:p>
      <text:p text:style-name="P2"/>
      <text:p text:style-name="P2"><text:span text:style-name="T12">–</text:span> А дальше всё было хуже, намного хуже...</text:p>
      <text:p text:style-name="P2"/>
      <text:p text:style-name="P1"/>
      <text:p text:style-name="P2"/>
      <text:p text:style-name="P4">***</text:p>
      <text:p text:style-name="P15"/>
      <text:p text:style-name="P2"><text:span text:style-name="T12">&lt;Луна - </text:span><text:span text:style-name="T2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5"/>
      <text:h text:style-name="P148"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5">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12">&lt;</text:span><text:span text:style-name="T27">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2">&lt;</text:span><text:span text:style-name="T26">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6">???</text:span><text:span text:style-name="T12">&gt;</text:span></text:p>
      <text:p text:style-name="P2">Луна обошла Кимеринна. </text:p>
      <text:p text:style-name="P2"><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48" text:outline-level="2">Рейд пони-рэйнджеров-2 (<text:span text:style-name="T26">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6">гидрорысью</text:span><text:span text:style-name="T12">&gt;</text:span> и нападением <text:span text:style-name="T12">&lt;</text:span><text:span text:style-name="T26">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6">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text:soft-page-break/>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2"/>
      <text:p text:style-name="P55">Она вытянула шею и начала по очереди сгибать-разгибать ноги, разминая суставы.</text:p>
      <text:p text:style-name="P55"><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8" text:outline-level="2">В библиотеке замка Селестии</text:h>
      <text:p text:style-name="P99"/>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2">&lt;</text:span><text:span text:style-name="T26">название книги</text:span><text:span text:style-name="T1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2">&lt;</text:span><text:span text:style-name="T26">название библиотеки</text:span><text:span text:style-name="T12">&gt;</text:span>, пытаясь найти хоть какую-нибудь зацепку. Но всё <text:soft-page-break/>тщётно.</text:p>
      <text:p text:style-name="P2">Если верить заклинанию, я <text:span text:style-name="T12">—</text:span> внешняя сила, и если меня хорошо попросить <text:span text:style-name="T12">&lt;</text:span><text:span text:style-name="T26">см. выше - ночь с Селестией</text:span><text:span text:style-name="T1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8" text:outline-level="2">Понивилль</text:h>
      <text:p text:style-name="P2"/>
      <text:h text:style-name="P14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5"/>
      <text:h text:style-name="P148" text:outline-level="2">Первый сеанс двойного сна. Рэрити</text:h>
      <text:p text:style-name="P2"/>
      <text:p text:style-name="P2"><text:span text:style-name="T12">&lt;</text:span><text:span text:style-name="T2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6">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oft-page-break/><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8" text:outline-level="2">Сон Макса</text:h>
      <text:p text:style-name="P99"/>
      <text:p text:style-name="P2"><text:span text:style-name="T12">&lt;</text:span><text:span text:style-name="T2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2">–</text:span><text:span text:style-name="T26"> Готова, </text:span><text:span text:style-name="T32">–</text:span><text:span text:style-name="T26">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oft-page-break/><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oft-page-break/><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6">Рэйнбоу объясняет Максу, почему Пинки расплатилась за него </text:span><text:span text:style-name="T27">—</text:span><text:span text:style-name="T26"> и вспоминает, что когда-то уже объясняла нечто подобное (Леро)</text:span></text:p>
      <text:p text:style-name="P2"/>
      <text:h text:style-name="P14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pan text:style-name="T12">–</text:span> Пошли, Рэйнбоу Дэш. А куда?</text:p>
      <text:p text:style-name="P2"><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26">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oft-page-break/><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pan text:style-name="T12">–</text:span> Мы можем вернуться. А это место ты покажешь мне в другой раз. Выберемся туда в двухдневный поход.</text:p>
      <text:p text:style-name="P2"><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26">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26">Дэш расплачивается за Макса в кафе. Когда тот спрашивает, почему она и Пинки платят за него, Дэш, вместо ответа, говорит:</text:span></text:p>
      <text:p text:style-name="P2"><text:span text:style-name="T32">–</text:span><text:span text:style-name="T26"> Пинки? </text:span><text:span text:style-name="T32">–</text:span><text:span text:style-name="T26"> Дэш сморщила нос. </text:span><text:span text:style-name="T32">–</text:span><text:span text:style-name="T26"> Я скажу ей, чтоб больше не </text:span><text:span text:style-name="T32">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26">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oft-page-break/><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32">zxcbzxcvb</text:span><text:span text:style-name="T12">&gt;</text:span>.</text:p>
      <text:p text:style-name="P2">Я не ответил.</text:p>
      <text:p text:style-name="P2">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Вдоволь отсмеявшись, Дэш ткнула меня носом в грудь и спросила:</text:p>
      <text:p text:style-name="P2"><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oft-page-break/><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pan text:style-name="T12">–</text:span> Что ж, спасибо, что просветила. Однако…</text:p>
      <text:p text:style-name="P2"><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26">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pan text:style-name="T12">–</text:span> Оделся? Хватайся! <text:span text:style-name="T12">–</text:span> Дэш подпрыгнула и зависла у меня над головой, давая схватиться за ноги.</text:p>
      <text:p text:style-name="P2">И мы понеслись…</text:p>
      <text:p text:style-name="P2"/>
      <text:p text:style-name="P99"/>
      <text:p text:style-name="P99"/>
      <text:p text:style-name="P99"/>
      <text:p text:style-name="P99"/>
      <text:p text:style-name="P2"><text:soft-page-break/><text:span text:style-name="T12">&lt;</text:span><text:span text:style-name="T26">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6">Кто следующий готов рассказывать?</text:span></text:p>
      <text:p text:style-name="P32">Пинки дёрнулась на месте, но промолчала.</text:p>
      <text:p text:style-name="P2"><text:span text:style-name="T32">–</text:span><text:span text:style-name="T26"> Я расскажу, - шагнула вперёд радужная пегаска. </text:span><text:span text:style-name="T32">–</text:span><text:span text:style-name="T26"> Хотя вряд ли ты узнаешь что-то полезное. Там галиматья какая-то…</text:span><text:span text:style-name="T12">&gt;</text:span></text:p>
      <text:p text:style-name="P2"><text:span text:style-name="T12">&lt;</text:span><text:span text:style-name="T26">После рассказа РД рассказывает Пинки. При расказе становится ясно её безумие </text:span><text:span text:style-name="T32">—</text:span><text:span text:style-name="T26"> она становится Пинкаминой из-за её сна </text:span><text:span text:style-name="T32">—</text:span><text:span text:style-name="T26"> “Кексиков”. Также она видит во сне центр Эгрегора Эквестрии </text:span><text:span text:style-name="T32">—</text:span><text:span text:style-name="T26"> Селестию. И она видит, как Селестия превращается в набор цифр и уходит в экран </text:span><text:span text:style-name="T32">—</text:span><text:span text:style-name="T26"> в мир Терры.</text:span></text:p>
      <text:p text:style-name="P32">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6">В мире Терры они ищут Селестию. В конце-концов Макс находит её в кибермозге </text:span><text:span text:style-name="T32">—</text:span><text:span text:style-name="T2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2">—</text:span><text:span text:style-name="T26"> Эгрегором Эквестрии. После чего пееренос на Землю на 10 лет назад. Начало написания “Последнего фанфика”.</text:span><text:span text:style-name="T12">&gt;</text:span></text:p>
      <text:p text:style-name="P15"/>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
      <text:h text:style-name="P148" text:outline-level="2"/>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48"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7">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7">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8" text:outline-level="2">Поиск решения</text:h>
      <text:p text:style-name="P99"/>
      <text:p text:style-name="P2"><text:span text:style-name="T12">–</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7">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6">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5"/>
      <text:p text:style-name="P2"><text:span text:style-name="T12">&lt;</text:span><text:span text:style-name="T2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oft-page-break/><text:span text:style-name="T26">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6"> Луна создаёт обратный коридор в срок.</text:span><text:span text:style-name="T12">&gt;</text:span></text:p>
      <text:p text:style-name="P2"/>
      <text:h text:style-name="P14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7">Дуглас </text:span><text:span text:style-name="T32">—</text:span><text:span text:style-name="T27"> </text:span><text:span text:style-name="T32">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text:soft-page-break/>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2">&lt;</text:span><text:span text:style-name="T26">высоко летать нельзя из-за молний</text:span><text:span text:style-name="T12">&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6">двухмесячной</text:span><text:span text:style-name="T12">&gt;</text:span> давности осталось лишь направление движения.</text:p>
      <text:p text:style-name="P2">И опять, как <text:span text:style-name="T12">&lt;</text:span><text:span text:style-name="T26">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text:soft-page-break/>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text:soft-page-break/>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6">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6">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4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6">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3">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pan text:style-name="T12">&lt;\</text:span>Решение:</text:p>
      <text:p text:style-name="P2"><text:span text:style-name="T12">&lt;\&lt;</text:span><text:span text:style-name="T26">Не следует противопоставлять злу ещё большее зло - это только усилит его — </text:span><text:span text:style-name="T27">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text:soft-page-break/>–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6">трёх</text:span><text:span text:style-name="T12">&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6">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2">&lt;</text:span><text:span text:style-name="T2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8" text:outline-level="2">Безнадёжность</text:h>
      <text:p text:style-name="P15">&lt;<text:span text:style-name="T27">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6">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6">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6">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6">пять</text:span><text:span text:style-name="T12">&gt;</text:span>длинную прореху в куртке, <text:span text:style-name="T12">&lt;</text:span><text:span text:style-name="T26">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6">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6">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6">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text:soft-page-break/>–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6">улучшить</text:span><text:span text:style-name="T12">&gt;</text:span>. А тот случай, когда мне пришлось зашивать тебе куртку после нападения убийц <text:span text:style-name="T12">&lt;</text:span><text:span text:style-name="T26">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8" text:outline-level="2">След?</text:h>
      <text:p text:style-name="P99"/>
      <text:p text:style-name="P2"><text:span text:style-name="T12">&lt;</text:span><text:span text:style-name="T26">сначала эпизод - проверка сумки в серверной</text:span><text:span text:style-name="T12">&gt;</text:span></text:p>
      <text:p text:style-name="P2"><text:span text:style-name="T12">&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6">“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text:soft-page-break/>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2">&lt;</text:span><text:span text:style-name="T26">расширить. Перед кафешкой - диалог с Флатти и ЭйДжей. Все думают, что наконец-то нашли Селестию. Все ликуют</text:span><text:span text:style-name="T12">&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6">Расширить сцену в кафе. Ожидание, подьём и… падение ожиданий</text:span><text:span text:style-name="T12">&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6">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8" text:outline-level="2">Озарение</text:h>
      <text:p text:style-name="P2"/>
      <text:p text:style-name="P2"><text:span text:style-name="T12">&lt;</text:span><text:span text:style-name="T2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pan text:style-name="T12">– </text:span>Ну хорошо. Убедила. В конце-концов, можем поступить так. Вы с Флатти вернётесь обратно а я продолжу поиски здесь.</text:p>
      <text:p text:style-name="P81"><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12">– </text:span>Вы можете связываться со мной раз в месяц по коридору.</text:p>
      <text:p text:style-name="P81"><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oft-page-break/><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12">– </text:span>Конечно оставаться. Кто ещё, кроме нас, может найти её?</text:p>
      <text:p text:style-name="P81"><text:span text:style-name="T12">– </text:span>Я думал, ты не сможешь оставить Энджела и всех остальных надолго.</text:p>
      <text:p text:style-name="P81"><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12">– </text:span>Извини, Флаттершай, забылся.</text:p>
      <text:p text:style-name="P86"><text:span text:style-name="T12">– </text:span>Та ладно, я ж не против, – возразила Эпплджек. – Не парься, Флатти. Было б хуже, если б он <text:s/>назвал меня Эпплджек на людях.</text:p>
      <text:p text:style-name="P86"><text:span text:style-name="T12">– </text:span>Ты так... – запнулась Флаттершай. – Так быстро забыла свою ферму. И...</text:p>
      <text:p text:style-name="P86"><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12">– </text:span>Как ты можешь так говорить? – расплакалась Флаттершай.</text:p>
      <text:p text:style-name="P86"><text:span text:style-name="T12">– </text:span>Эй, девушки, не ссорьтесь! Мы — одна команда! И надеюсь, останемся ею и в дальнейшем. </text:p>
      <text:list xml:id="list266877247832444148"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12">– </text:span>А если нет? – Эпплджек смотрела мне мне прямо в глаза.</text:p>
      <text:list xml:id="list193802868167907" text:continue-numbering="true" text:style-name="L5">
        <text:list-header>
          <text:p text:style-name="P139">Я молча пожал плечами. Эпплджек уверенно продолжила.</text:p>
        </text:list-header>
      </text:list>
      <text:p text:style-name="P86"><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12">– </text:span>Спасибо, ЭйДжей.</text:p>
      <text:p text:style-name="P86"><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803492919151" text:continue-numbering="true" text:style-name="L5">
        <text:list-header>
          <text:p text:style-name="P139">Флаттершай пробормотала нечто, показавшееся мне знакомым.</text:p>
        </text:list-header>
      </text:list>
      <text:p text:style-name="P86"><text:span text:style-name="T12">– </text:span>Флатти, ты что-то сказала? Я не расслышал.</text:p>
      <text:p text:style-name="P86"><text:span text:style-name="T12">– </text:span>Намерение Изменяет Реальность.</text:p>
      <text:p text:style-name="P86"><text:span text:style-name="T12">– </text:span>Эээ. А где ты слышала эту фразу, если не секрет?</text:p>
      <text:p text:style-name="P86"><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803382716508" text:continue-numbering="true" text:style-name="L5">
        <text:list-header>
          <text:p text:style-name="P139">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86"><text:span text:style-name="T12">– </text:span>Флатти, ЭйДжей, буду через час. Ждите!</text:p>
      <text:p text:style-name="P81"/>
      <text:h text:style-name="P147" text:outline-level="2">Почти.</text:h>
      <text:p text:style-name="P96"/>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12">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47" text:outline-level="2">Дискорд</text:h>
      <text:p text:style-name="P99"/>
      <text:p text:style-name="P96">Девушки поспешно собирались, пока я растолковывал им задачу.</text:p>
      <text:p text:style-name="P96"><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12">– </text:span>Это тот твой приятель, который разбился с полгода назад? – спросила Эпплджек.</text:p>
      <text:p text:style-name="P96"><text:span text:style-name="T12">– </text:span>Да, это он.</text:p>
      <text:p text:style-name="P96"><text:span text:style-name="T12">– </text:span>А как мы попадём в его квартиру? Там сейчас кто-то живёт? – Флаттершай прыгала на одной ноге, натягивая кед.</text:p>
      <text:p text:style-name="P96"><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text:soft-page-break/>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6">Плохо написано!</text:span><text:span text:style-name="T12">&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12">– </text:span>Макс, что случилось? У нас проблемы?</text:p>
      <text:p text:style-name="P97"><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12">– </text:span>Так что, будем ломать дверь? – Эпплджек критически осмотрелась, подмечая бабулек на лавочке и зевак во внутреннем скверике.</text:p>
      <text:p text:style-name="P97"><text:span text:style-name="T12">– </text:span>Нет нужды. Лучше станьте-ка сзади меня так, чтобы заслонить от этих бабулек и от вооон той камеры наблюдения.</text:p>
      <text:list xml:id="list5286223670277901983"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0"><text:span text:style-name="T12">–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oft-page-break/><text:span text:style-name="T1">Компьютер</text:span> стоял там же, где и обычно <text:span text:style-name="T1">— в личном кабинете Влада на столе у окна.</text:span></text:p>
      <text:p text:style-name="P120"><text:span text:style-name="T12">– </text:span>Макс, тут окно разбито! И верёвка какая-то висит. – крикнула Флаттершай из кухни.</text:p>
      <text:p text:style-name="P120"><text:span text:style-name="T12">– </text:span>Оставь, Флатти, не сейчас! – отмахнулся я.</text:p>
      <text:p text:style-name="P127">Лампочка питания на ноутбуке горела, <text:s/>но подключенный монитор оставался тёмным. Я постучал по пробелу, но безрезультатно.</text:p>
      <text:p text:style-name="P120"><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20"><text:span text:style-name="T12">– </text:span>Монитор выключен. – <text:s/>раздалось из угла. Кресло с высокой спинкой повернулось, открыв нашим взорам Дискорда. </text:p>
      <text:p text:style-name="P12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0">Он приподнял панамку, дурашливо здороваясь.</text:p>
      <text:p text:style-name="P120"><text:span text:style-name="T12">– </text:span>Оп-па! – пробормотала Эпплджек. – Нежданчик!</text:p>
      <text:p text:style-name="P120"><text:span text:style-name="T12">– </text:span>Ты, я вижу, времени не терял, – моя рука под прикрытием стола медленно тянулась к тяжёлой фарфоровой кружке, стоящей на краю.</text:p>
      <text:p text:style-name="P100"><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0"><text:span text:style-name="T12">– </text:span>А почему ты вообще решил искать нас тут? – спросила Эпплджек. – Приехал бы домой. Мы б тебя чаем напоили.</text:p>
      <text:p text:style-name="P100"><text:span text:style-name="T12">– </text:span>Видишь ли, дорогая Эй-Джей, я с самого начала знал, где находится наша уважаемая принцесса, а времени в обрез, так что...</text:p>
      <text:p text:style-name="P108">В проёме дверей появилась Флаттершай.</text:p>
      <text:p text:style-name="P100"><text:span text:style-name="T12">– </text:span>С кем это вы тут разговариваете?</text:p>
      <text:list xml:id="list3608321008161164711"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8">Оглушённый Дискорд попытался было отъехать на кресле в сторону, но я припёр его стулом к стенке.</text:p>
      <text:p text:style-name="P100">– Жанна, Флатти, хватайте ноут и на выход! Я с ним разберусь! Не теряйте вре...!</text:p>
      <text:p text:style-name="P100">– ТЫ ИДИО...!!!</text:p>
      <text:p text:style-name="P100">Дискорд <text:s/>зорал одновременно со мной, прикрываясь от меня руками, когда раздался оглушительный</text:p>
      <text:p text:style-name="P100">...</text:p>
      <text:p text:style-name="P101">БАХ!!!</text:p>
      <text:p text:style-name="P100">…</text:p>
      <text:p text:style-name="P10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0">На лице Дискорда появилось удивлённо-мечтательное выражение и он вырубился.</text:p>
      <text:p text:style-name="P120"/>
      <text:h text:style-name="P148" text:outline-level="2">Селестия</text:h>
      <text:p text:style-name="P120"/>
      <text:p text:style-name="P99">&lt;Селестия говорит Максу, что решилась на секс с ним из-за пророчества Стар Свирла (ебитесь сами). <text:soft-page-break/>Макс говорит ей, что она поняла пророчество слишком буквально&gt;</text:p>
      <text:p text:style-name="P120">Включенный монитор показал схематическое изображение Селестиии, </text:p>
      <text:p text:style-name="P121">&gt;\<text:span text:style-name="T1">Привет, Селестия. Это Макс. Как себя чувствуешь?</text:span></text:p>
      <text:p text:style-name="P121">&lt;\<text:span text:style-name="T1">Макс? МАКС??? МА-А-А-АКС!!! НАКОНЕЦ-ТО! КАК Я РАДА ТЕБЯ СЛЫШАТЬ! </text:span></text:p>
      <text:p text:style-name="P121">&gt;\<text:span text:style-name="T1">Я рад, что нашёл тебя, Тия.</text:span></text:p>
      <text:p text:style-name="P1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1">&gt;\<text:span text:style-name="T1">Тия, я сейчас подключу микрофон и колонки, и мы сможем общаться более удобно.</text:span></text:p>
      <text:p text:style-name="P120">…</text:p>
      <text:p text:style-name="P120">– Привет опять. Как ты меня слышишь?</text:p>
      <text:p text:style-name="P1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1">– <text:span text:style-name="T1">Могу себе представить. Как-то раз я провёл три часа камере сенсорной депривации. Мне не понравилось.</text:span></text:p>
      <text:p text:style-name="P120">– Эммм... Ваше Высочество, вы в порядке? Мы так рады, что наконец-то нашли Вас! – вклинилась в разговор Эпплджек.</text:p>
      <text:p text:style-name="P120">– Кто тут? Макс, кто ещё с тобой?</text:p>
      <text:p text:style-name="P121"><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1">– <text:span text:style-name="T1">Девочки? Я рада вас слышать. А Твайлайт нет рядом?</text:span></text:p>
      <text:p text:style-name="P1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0">При этих словах Дискорд замычал и задёргался. Эпплджек нахмурилась и проверила верёвки, привязывающие его к спинке стула.</text:p>
      <text:p text:style-name="P12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0">– Ноутбук — так называется место, где я нахожусь сейчас? А кто это мычит?</text:p>
      <text:p text:style-name="P1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0">– О, духи предков, но зачем??? Почему у него кляп во рту?</text:p>
      <text:p text:style-name="P120">– Мы связали его. Он нас предал. И тебя. И Эквестрию. Всех.</text:p>
      <text:p text:style-name="P120">При этих словах Эпплджек и Флаттершай непонимающе уставились на меня, а Дискорд протестующе замычал.</text:p>
      <text:p text:style-name="P120">Я начал рассказывать о своих догадках, и непонимающее выражение на лицах девушек сменилось удивлением.</text:p>
      <text:p text:style-name="P12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0">– А зачем тогда ты приложила его книгой? – непонимающе уставился я на неё.</text:p>
      <text:p text:style-name="P120">– Потому что ты напал на него. Я и подумала — тебе виднее. И подсобила.</text:p>
      <text:p text:style-name="P120">Флаттершай отрицающе мотнула головой.</text:p>
      <text:p text:style-name="P120"><text:soft-page-break/>– Не может Дискорд быть предателем. Он мой друг.</text:p>
      <text:p text:style-name="P120">Дискорд благодарственно замычал и закивал головой.</text:p>
      <text:p text:style-name="P1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0">Дискорд завёл глаза на лоб и обречённо завыл.</text:p>
      <text:p text:style-name="P120">– Макс, постой. Дай мне поговорить с ним. – сказала Селестия. – Не могу поверить, что Дискорд на такое пошёл.</text:p>
      <text:p text:style-name="P120">– Ну хорошо. Поговори. Послушаем, что он скажет.</text:p>
      <text:p text:style-name="P120">Я красноречиво покачал кулак перед его носом и вытащил кляп.</text:p>
      <text:p text:style-name="P120">...</text:p>
      <text:p text:style-name="P109">– Ффы, тьфу, пффф, пфу! <text:span text:style-name="T12">&lt;</text:span><text:span text:style-name="T26">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09">– Это я-то устраиваю цирк?!! ДА ТЫ НА СЕБЯ ПОСМОТРИ, КЛОУН!!! На людей кидаешься, чашками бросаешься, вон, мне нос разбил! Дерёшься...</text:p>
      <text:p text:style-name="P109">Я угрожающе поднёс тряпку к лицу Дискорда.</text:p>
      <text:p text:style-name="P109">– Ещё одно слово в таком тоне, и ты заткнёшься, а мы уйдём в Эквестрию без тебя!</text:p>
      <text:p text:style-name="P10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9">Дискорд демонстративно закрыл рот и посвистывая уставился в потолок.</text:p>
      <text:p text:style-name="P109">Разговор зашёл в тупик.</text:p>
      <text:p text:style-name="P112"/>
      <text:p text:style-name="P113">На мониторе высветился текст:</text:p>
      <text:p text:style-name="P11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3"/>
      <text:p text:style-name="P113">Из колонок послышался лёгкий шорох.</text:p>
      <text:p text:style-name="P109">– Дик, сейчас не время для ссор. – голос Селестии был мягким, но настойчивым. – Мы в одной лодке.</text:p>
      <text:p text:style-name="P109">– Тебе легко говорить! Тебе не разбивали нос и не оскорбляли угрозами!</text:p>
      <text:p text:style-name="P109">– Ты должен понимать, что у Макса были все основания так себя вести. Твоё поведение вызвало подозрения у него, ведь он мало тебя знает. </text:p>
      <text:p text:style-name="P109">К уговорам Селестии присоединилась Флаттершай.</text:p>
      <text:p text:style-name="P109">– Дискорд, миленький, прости его. Макс хороший. Он просто не знал, что ты тоже хороший...</text:p>
      <text:p text:style-name="P109">У Дискорда покраснели уши и он засмущался и заворчал.</text:p>
      <text:p text:style-name="P10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9">Я пропустил «дятла» мимо ушей.</text:p>
      <text:p text:style-name="P114">–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110">***</text:p>
      <text:p text:style-name="P10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9">Потому разбрасываться такой возможностью не стоит. Если уж тебе повезло оказаться в новом мире — исследуй его сполна!..</text:p>
      <text:p text:style-name="P110">***</text:p>
      <text:p text:style-name="P115">&lt;<text:span text:style-name="T27">сюда можно вставить похождения Дискорда — вторая неопубликованная глава. Первая — секс с Селестией</text:span>&gt;</text:p>
      <text:p text:style-name="P110">***</text:p>
      <text:p text:style-name="P113">– Развяжите мне, наконец, руки! Или хотя бы одну. Плечами жестикулировать неудобно.... </text:p>
      <text:p text:style-name="P113">Я развязал Дискорду левую руку.</text:p>
      <text:p text:style-name="P11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3">Дискорд принялся разминать затёкшее запястье.</text:p>
      <text:p text:style-name="P11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3">– Какое письмо, Корди? – вскинулась до этого зачарованно слушавшая Дискорда Флаттершай.</text:p>
      <text:p text:style-name="P113">– Ну ваше же! Вы с Эпплджек написали мне о своих мытарствах тут. Вежливо так написали, спасибо...</text:p>
      <text:p text:style-name="P113">Флаттершай покрылась пунцовыми пятнами.</text:p>
      <text:p text:style-name="P113">– Я... Мы... – тут она совсем стушевалась.</text:p>
      <text:p text:style-name="P113">– Так а почему ты сказал, что никто не уйдёт в Эквестрию? – наконец перебила Дискорда скучавшая до этого Эпплджек.</text:p>
      <text:p text:style-name="P113">Дискорд уставился на неё долгим взглядом, а потом хлопнул себя по лбу.</text:p>
      <text:p text:style-name="P11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9">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9">Тогда и возвращение </text:span><text:soft-page-break/><text:span text:style-name="T19">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13">– И что? – продолжила его мысль Эпплджек.</text:p>
      <text:p text:style-name="P113">– Эквестрийские <text:span text:style-name="T12">&lt;</text:span><text:span text:style-name="T26">три месяца</text:span><text:span text:style-name="T12">&gt;</text:span> КО-РО-ЧЕ местных. – с нажимом повторил Дискорд. – По моим подсчётам, на два дня.</text:p>
      <text:p text:style-name="P113">– И?!! – до меня уже дошло, но Эпплджек продолжала тупить.</text:p>
      <text:p text:style-name="P113">– Короче, времени у нас осталось что-то около пятнадцати минут. Или около того. – заявил Дискорд, поднеся к глазам запястье с массивными часами.</text:p>
      <text:p text:style-name="P113">– СКОЛЬКО??? – воскликнули хором я и девушки.</text:p>
      <text:p text:style-name="P113">Дискорд открыл было рот, но его слова заглушил звонок в дверь.</text:p>
      <text:p text:style-name="P113">– ОТКРОЙТЕ, ПОЛИЦИЯ! Вам даётся полминуты, чтобы открыть дверь. Через тридцать секунд дверь будет выбита!</text:p>
      <text:p text:style-name="P11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3">Блядь!</text:p>
      <text:p text:style-name="P113">– На крышу, живо!!! Через окно на кухне! – зашипел Дискорд, отчаянно дёргая узлы свободной рукой.</text:p>
      <text:p text:style-name="P113">Эпплджек, одной рукой сгребя в охапку ноутбук, второй увлекая Флаттершай, кинулась на кухню.</text:p>
      <text:p text:style-name="P113">– А толку? Куда мы с крыши денемся? – спросил я растерянно. Дискорд только раздражённо зарычал в ответ.</text:p>
      <text:p text:style-name="P109">Дверь содрогнулась от мощного удара. Послышался стук падающей штукатурки. Я сломя голову кинулся на кухню.</text:p>
      <text:p text:style-name="P109">– Развяжи меня, идиот!!! – гаркнул вдогонку Дискорд.</text:p>
      <text:p text:style-name="P10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9">– Давай на крышу! Я догоню! – рявкнул он, освобождая вторую руку.</text:p>
      <text:p text:style-name="P109">От второго удара дверная коробка крякнула и наполовину въехала в коридор. </text:p>
      <text:p text:style-name="P10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9">Верёвка в кухонном окне дёргалась от движений лезущих по ней Флатти и Эпплджек. Я словил её рукой и стал на подоконник.</text:p>
      <text:p text:style-name="P109">Чёрт!</text:p>
      <text:p text:style-name="P10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9">Но нет, триста тысяч чертей, раз девушки смогли – я тоже смогу!</text:p>
      <text:p text:style-name="P10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9">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9">Я успел сократить расстояние до Эпплджек наполовину, когда девушки нашли решение.</text:p>
      <text:p text:style-name="P10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9">Я выдохнул.</text:p>
      <text:p text:style-name="P10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9">Чёрт! Чёрт! Чёрт! Чёрт!</text:p>
      <text:p text:style-name="P109">Бля!!!...</text:p>
      <text:p text:style-name="P109">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09"/>
      <text:h text:style-name="P148" text:outline-level="2">Назад, в Эквестрию</text:h>
      <text:p text:style-name="P109"/>
      <text:p text:style-name="P109">Долго паниковать не пришлось. </text:p>
      <text:p text:style-name="P109">Я почувствовал сильный рывок за шиворот и захват поперёк груди. </text:p>
      <text:p text:style-name="P109">– ОТПУСТИ ДЕВЧОНКУ!!! – загрохотало мне в ухо. Я открыл глаза.</text:p>
      <text:p text:style-name="P10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9">Я чуть поднял глаза и уставился в чешуйчатую морду дракона.</text:p>
      <text:p text:style-name="P109">– Отпусти Эпплджек. Я её держу. – повторил Дискорд. – Мне сбалансироваться надо. Вы не такие уж и лёгкие.</text:p>
      <text:p text:style-name="P109">Да, это был именно Дискорд, хотя узнать его в этом обличье было трудновато. Эквестрийский <text:soft-page-break/>драконикус превратился в земного белогривого дракона. Одной лапой он держал меня, другой пытался оторвать от меня Эпплджек.</text:p>
      <text:p text:style-name="P109">Наконец это ему удалось, и дальнейший подъём на крышу происходил в молчании.</text:p>
      <text:p text:style-name="P10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9">Флаттершай оторвала заплаканное лицо от моей ветровки.</text:p>
      <text:p text:style-name="P109">– Да-да, ты прав, Корди. Я готова.</text:p>
      <text:p text:style-name="P109">На длинной шее Дискорда разместились Эпплджек и Флаттершай. Я, для сохранения баланса, разместился позади крыльев.</text:p>
      <text:p text:style-name="P109">Дискорд расправил крылья и начал короткую пробежку к краю.</text:p>
      <text:p text:style-name="P11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9">И мы полетели навстречу закату.</text:p>
      <text:p text:style-name="P10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9">Впереди по курсу увеличивалась громада моей высотки. Дискорд летел прямо на разрыв в ограждении, который я проделал <text:span text:style-name="T12">&lt;</text:span><text:span text:style-name="T26">полгода</text:span><text:span text:style-name="T12">&gt;</text:span> назад своим проходом в Эквестрию.</text:p>
      <text:p text:style-name="P10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9">– Пристегните ремни! – проревел Дискорд, резко ускоряясь. – Будет весело!!!</text:p>
      <text:p text:style-name="P10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9">– ЙУУУУУУУХХХУУУУУ!!! – заорал Дискорд, сложил крылья и врезался в шар.</text:p>
      <text:p text:style-name="P114">&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12">–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Я совсем запутался.</text:p>
      <text:p text:style-name="P81"><text:span text:style-name="T1">– </text:span>Какая проблема? Какое решение? Кто ты <text:span text:style-name="T1">вообще</text:span>?</text:p>
      <text:p text:style-name="P81"><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7">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7">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24">– Сам ты раздолбай! – произнёс, наконец, Свирл</text:span>)</text:p>
      <text:p text:style-name="P86"><text:soft-page-break/>…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12">&lt;</text:span>упомянуть в эпизоде на Терре, что МЛП-сериал закрылся год назад<text:span text:style-name="T12">&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12">&lt;</text:span><text:span text:style-name="T32">чёрт</text:span><text:span text:style-name="T12">&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2">– Хорошо. Уболтал. Кьютимарки беру на себя. Так и знал, что мне самое трудное достанется!</text:p>
      <text:p text:style-name="P1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2">Анакорн проследил мой взгляд.</text:p>
      <text:p text:style-name="P122">– Нечего так смотреть. Если я стану применять магию вместо ловкости, теряется весь смысл упражнения... О, глянь-ка на Эквус!</text:p>
      <text:p text:style-name="P122"><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2"/>
      <text:p text:style-name="P124">Да, т<text:span text:style-name="T5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5"/>
      <text:p text:style-name="P12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4"/>
      <text:p text:style-name="P124"/>
      <text:p text:style-name="P122">Я опять задумался. В голове было пусто. Хотя, если подумать с точки зрения программиста, можно... Наверное можно, раз все предыдущее прокатило...</text:p>
      <text:p text:style-name="P123">–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3">– Не понял? Это как? Как ты совместишь разрушенную магическими войнами Эквестрию с романтически-сексуальным раем для попаданцев?</text:p>
      <text:p text:style-name="P123"><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3">Анакорн долго мусолил карандаш, а потом вдруг заржал.</text:p>
      <text:p text:style-name="P123"><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3"><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23">Анакорн примирительно похлопал меня по плечу.</text:p>
      <text:p text:style-name="P123"><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23">Я подозрительно посмотрел на Анакорна.</text:p>
      <text:p text:style-name="P123"><text:span text:style-name="T12">– </text:span>Какой ещё, нафиг, «мой фанфик»? Я никакого фанфика не писал. И не собираюсь, вообще-то.</text:p>
      <text:p text:style-name="P123">Анакорн ехидно ухмыльнулся и откинулся в кресле, переплетя пальцы за затылком.</text:p>
      <text:p text:style-name="P123"><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2"><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2"><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2"><text:span text:style-name="T12">– </text:span>Факн щит<text:note text:id="ftn13" text:note-class="footnote"><text:note-citation>13</text:note-citation><text:note-body><text:p text:style-name="P11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2">Анакорн развёл руками.</text:p>
      <text:p text:style-name="P122"><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2">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86"><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12">&lt;</text:span><text:span text:style-name="T26">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text:soft-page-break/>–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12">&lt;</text:span><text:span text:style-name="T26">полгода</text:span><text:span text:style-name="T12">&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26">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2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12">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9">Селестия кивнула, соглашаясь, и образ её начал меркнуть.</text:p>
      <text:p text:style-name="P114">– <text:span text:style-name="T1">Окей. Будь счастлив и... спасибо тебе за всё, Макс.</text:span></text:p>
      <text:p text:style-name="P109">…</text:p>
      <text:p text:style-name="P11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oft-page-break/><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9">Он нахлобучил на себя невесть откуда взявшуюся двууголку.</text:p>
      <text:p text:style-name="P109">– Как вам это нравится, господа?! Дискорд — спаситель Эквестрии! А ведь звучит!!! Разрешите откланяться!..</text:p>
      <text:p text:style-name="P109"/>
      <text:list xml:id="list2469714259005732567" text:style-name="L8">
        <text:list-header>
          <text:p text:style-name="P141">(<text:span text:style-name="T35">Луна — как повелительница снов, слышала разговор Макса с Анакорном</text:span>)</text:p>
          <text:p text:style-name="P142"/>
        </text:list-header>
      </text:list>
      <text:p text:style-name="P110">***</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81">Я опустил руку на шею Дэш и ощутил теплоту и лёгкое покалывание в пустоте.</text:p>
      <text:p text:style-name="P81"><text:soft-page-break/><text:span text:style-name="T12">–</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48" text:outline-level="2">Земля</text:h>
      <text:p text:style-name="P84">Музыкальная тема из бегущего по лезвию бритвы — <text:span text:style-name="T12">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7">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6">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12T19:37:10.416000000</dc:date>
    <meta:editing-duration>P81DT8H39M23S</meta:editing-duration>
    <meta:editing-cycles>4557</meta:editing-cycles>
    <meta:generator>LibreOffice/5.1.0.3$Windows_x86 LibreOffice_project/5e3e00a007d9b3b6efb6797a8b8e57b51ab1f737</meta:generator>
    <meta:document-statistic meta:table-count="0" meta:image-count="0" meta:object-count="0" meta:page-count="161" meta:paragraph-count="3300" meta:word-count="74522" meta:character-count="495892" meta:non-whitespace-character-count="421133"/>
  </office:meta>
</office:document-meta>
</file>